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officeooo:rsid="001a5b21" officeooo:paragraph-rsid="001a5b21"/>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1420fa" fo:background-color="#2a6099"/>
    </style:style>
    <style:style style:name="P4" style:family="paragraph" style:parent-style-name="Standard">
      <style:text-properties fo:language="en" fo:country="US" officeooo:paragraph-rsid="001882c9" fo:background-color="#2a6099"/>
    </style:style>
    <style:style style:name="P5" style:family="paragraph" style:parent-style-name="Standard">
      <style:text-properties fo:language="en" fo:country="US" officeooo:paragraph-rsid="001f3844" fo:background-color="#2a6099"/>
    </style:style>
    <style:style style:name="P6" style:family="paragraph" style:parent-style-name="Standard">
      <style:text-properties fo:language="en" fo:country="US" officeooo:paragraph-rsid="0034ef78" fo:background-color="#2a6099"/>
    </style:style>
    <style:style style:name="P7" style:family="paragraph" style:parent-style-name="Standard">
      <style:text-properties fo:language="en" fo:country="US" officeooo:paragraph-rsid="001420fa"/>
    </style:style>
    <style:style style:name="P8" style:family="paragraph" style:parent-style-name="Standard">
      <style:text-properties fo:language="en" fo:country="US" officeooo:paragraph-rsid="001882c9"/>
    </style:style>
    <style:style style:name="P9" style:family="paragraph" style:parent-style-name="Standard">
      <style:text-properties fo:language="en" fo:country="US" officeooo:paragraph-rsid="0015a299"/>
    </style:style>
    <style:style style:name="P10" style:family="paragraph" style:parent-style-name="Text_20_body">
      <style:text-properties fo:language="en" fo:country="US" officeooo:paragraph-rsid="0015a299"/>
    </style:style>
    <style:style style:name="P11" style:family="paragraph" style:parent-style-name="Standard">
      <style:text-properties fo:language="en" fo:country="US" officeooo:paragraph-rsid="001f3844"/>
    </style:style>
    <style:style style:name="P12" style:family="paragraph" style:parent-style-name="Standard">
      <style:text-properties fo:language="en" fo:country="US" fo:font-weight="bold" officeooo:paragraph-rsid="001f3844" style:font-weight-asian="bold" style:font-weight-complex="bold"/>
    </style:style>
    <style:style style:name="P13" style:family="paragraph" style:parent-style-name="Text_20_body">
      <style:text-properties fo:language="en" fo:country="US"/>
    </style:style>
    <style:style style:name="P14" style:family="paragraph" style:parent-style-name="Standard">
      <style:text-properties fo:language="en" fo:country="US" officeooo:paragraph-rsid="0023a65e"/>
    </style:style>
    <style:style style:name="P15" style:family="paragraph" style:parent-style-name="Standard">
      <style:text-properties fo:language="en" fo:country="US" officeooo:paragraph-rsid="002968a7"/>
    </style:style>
    <style:style style:name="P16" style:family="paragraph" style:parent-style-name="Standard">
      <style:text-properties fo:language="en" fo:country="US" officeooo:paragraph-rsid="002ca6de"/>
    </style:style>
    <style:style style:name="P17" style:family="paragraph" style:parent-style-name="Standard">
      <style:text-properties fo:language="en" fo:country="US" officeooo:paragraph-rsid="002d0bb9"/>
    </style:style>
    <style:style style:name="P18" style:family="paragraph" style:parent-style-name="Standard">
      <style:text-properties fo:language="en" fo:country="US" officeooo:rsid="002d9a80" officeooo:paragraph-rsid="002d9a80"/>
    </style:style>
    <style:style style:name="P19" style:family="paragraph" style:parent-style-name="Standard">
      <style:text-properties fo:language="en" fo:country="US" officeooo:rsid="002d9a80" officeooo:paragraph-rsid="002d9a80" fo:background-color="transparent"/>
    </style:style>
    <style:style style:name="P20" style:family="paragraph" style:parent-style-name="Standard">
      <style:text-properties fo:language="en" fo:country="US" officeooo:paragraph-rsid="0030e78f"/>
    </style:style>
    <style:style style:name="P21" style:family="paragraph" style:parent-style-name="Standard">
      <style:text-properties fo:language="en" fo:country="US" officeooo:paragraph-rsid="00310b85"/>
    </style:style>
    <style:style style:name="P22" style:family="paragraph" style:parent-style-name="Standard">
      <style:text-properties fo:language="en" fo:country="US" officeooo:rsid="00310b85" officeooo:paragraph-rsid="00310b85"/>
    </style:style>
    <style:style style:name="P23" style:family="paragraph" style:parent-style-name="Text_20_body">
      <style:text-properties fo:language="en" fo:country="US" officeooo:rsid="00310b85" officeooo:paragraph-rsid="00310b85"/>
    </style:style>
    <style:style style:name="P24" style:family="paragraph" style:parent-style-name="Standard">
      <style:text-properties fo:language="en" fo:country="US" officeooo:paragraph-rsid="00375b93"/>
    </style:style>
    <style:style style:name="P25" style:family="paragraph" style:parent-style-name="Standard">
      <style:text-properties officeooo:paragraph-rsid="0023a65e"/>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fo:font-size="18pt" fo:language="en" fo:country="US" officeooo:paragraph-rsid="001882c9" style:font-size-asian="18pt" style:font-size-complex="18pt"/>
    </style:style>
    <style:style style:name="P28" style:family="paragraph" style:parent-style-name="Standard">
      <style:text-properties fo:font-size="18pt" fo:language="en" fo:country="US" style:font-size-asian="18pt" style:font-size-complex="18pt"/>
    </style:style>
    <style:style style:name="P29" style:family="paragraph" style:parent-style-name="Standard">
      <style:text-properties fo:font-size="18pt" fo:language="en" fo:country="US" fo:font-weight="bold" officeooo:paragraph-rsid="001f3844" style:font-size-asian="18pt" style:font-weight-asian="bold" style:font-size-complex="18pt" style:font-weight-complex="bold"/>
    </style:style>
    <style:style style:name="P30" style:family="paragraph" style:parent-style-name="Text_20_body">
      <style:text-properties fo:font-size="18pt" fo:language="en" fo:country="US" fo:font-weight="bold" officeooo:paragraph-rsid="001882c9" style:font-size-asian="18pt" style:font-weight-asian="bold" style:font-size-complex="18pt" style:font-weight-complex="bold"/>
    </style:style>
    <style:style style:name="P31" style:family="paragraph" style:parent-style-name="Text_20_body">
      <style:text-properties fo:font-size="14pt" fo:language="en" fo:country="US" fo:font-weight="bold" officeooo:paragraph-rsid="001420fa" style:font-size-asian="14pt" style:font-weight-asian="bold" style:font-size-complex="14pt" style:font-weight-complex="bold"/>
    </style:style>
    <style:style style:name="P32" style:family="paragraph" style:parent-style-name="Preformatted_20_Text">
      <style:paragraph-properties fo:margin-top="0cm" fo:margin-bottom="0.499cm" style:contextual-spacing="false"/>
      <style:text-properties officeooo:paragraph-rsid="002d0bb9"/>
    </style:style>
    <style:style style:name="P33" style:family="paragraph" style:parent-style-name="Text_20_body">
      <style:paragraph-properties fo:margin-top="0cm" fo:margin-bottom="0.499cm" style:contextual-spacing="false"/>
      <style:text-properties officeooo:paragraph-rsid="002d0bb9"/>
    </style:style>
    <style:style style:name="P34" style:family="paragraph" style:parent-style-name="Text_20_body">
      <style:text-properties officeooo:paragraph-rsid="002d0bb9"/>
    </style:style>
    <style:style style:name="P35" style:family="paragraph" style:parent-style-name="Preformatted_20_Text">
      <style:paragraph-properties fo:margin-top="0cm" fo:margin-bottom="0.499cm" style:contextual-spacing="false"/>
      <style:text-properties officeooo:paragraph-rsid="002d9a80"/>
    </style:style>
    <style:style style:name="P36" style:family="paragraph" style:parent-style-name="Standard">
      <style:text-properties officeooo:paragraph-rsid="002d9a80"/>
    </style:style>
    <style:style style:name="P37" style:family="paragraph" style:parent-style-name="Preformatted_20_Text">
      <style:paragraph-properties fo:margin-top="0cm" fo:margin-bottom="0.499cm" style:contextual-spacing="false"/>
      <style:text-properties officeooo:paragraph-rsid="002ca6de"/>
    </style:style>
    <style:style style:name="P38" style:family="paragraph" style:parent-style-name="Standard">
      <style:text-properties fo:font-size="15pt" fo:language="en" fo:country="US" style:font-size-asian="15pt" style:font-size-complex="15pt"/>
    </style:style>
    <style:style style:name="P39" style:family="paragraph" style:parent-style-name="Text_20_body">
      <style:paragraph-properties fo:text-align="center" style:justify-single-word="false"/>
      <style:text-properties fo:font-size="20pt" fo:font-weight="bold" fo:background-color="transparent" style:font-size-asian="20pt" style:font-weight-asian="bold" style:font-size-complex="20pt" style:font-weight-complex="bold"/>
    </style:style>
    <style:style style:name="P40" style:family="paragraph" style:parent-style-name="Text_20_body">
      <style:text-properties officeooo:paragraph-rsid="002aeda6"/>
    </style:style>
    <style:style style:name="P41" style:family="paragraph" style:parent-style-name="Preformatted_20_Text">
      <style:paragraph-properties fo:margin-top="0cm" fo:margin-bottom="0.499cm" style:contextual-spacing="false"/>
      <style:text-properties officeooo:paragraph-rsid="00310b85"/>
    </style:style>
    <style:style style:name="P42" style:family="paragraph" style:parent-style-name="Text_20_body">
      <style:text-properties officeooo:paragraph-rsid="00310b85"/>
    </style:style>
    <style:style style:name="P43" style:family="paragraph" style:parent-style-name="Preformatted_20_Text">
      <style:paragraph-properties fo:margin-top="0cm" fo:margin-bottom="0.499cm" style:contextual-spacing="false"/>
      <style:text-properties officeooo:paragraph-rsid="00375b93"/>
    </style:style>
    <style:style style:name="P44" style:family="paragraph" style:parent-style-name="Text_20_body">
      <style:text-properties officeooo:paragraph-rsid="00375b93"/>
    </style:style>
    <style:style style:name="P45" style:family="paragraph" style:parent-style-name="Preformatted_20_Text" style:list-style-name="L19">
      <style:paragraph-properties fo:margin-top="0cm" fo:margin-bottom="0.499cm" style:contextual-spacing="false"/>
      <style:text-properties officeooo:paragraph-rsid="002d0bb9"/>
    </style:style>
    <style:style style:name="P46" style:family="paragraph" style:parent-style-name="Preformatted_20_Text" style:list-style-name="L19">
      <style:paragraph-properties fo:margin-top="0cm" fo:margin-bottom="0.499cm" style:contextual-spacing="false"/>
      <style:text-properties officeooo:paragraph-rsid="002d9a80"/>
    </style:style>
    <style:style style:name="P47" style:family="paragraph" style:parent-style-name="Standard" style:list-style-name="L19">
      <style:text-properties fo:language="en" fo:country="US" officeooo:paragraph-rsid="001f3844" fo:background-color="#2a6099"/>
    </style:style>
    <style:style style:name="P48" style:family="paragraph" style:parent-style-name="Standard" style:list-style-name="L19">
      <style:text-properties fo:language="en" fo:country="US" officeooo:paragraph-rsid="0023a65e" fo:background-color="#2a6099"/>
    </style:style>
    <style:style style:name="P49" style:family="paragraph" style:parent-style-name="Standard" style:list-style-name="L19">
      <style:text-properties fo:language="en" fo:country="US" officeooo:paragraph-rsid="0023a65e"/>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3">
      <style:paragraph-properties fo:margin-top="0cm" fo:margin-bottom="0cm" style:contextual-spacing="false"/>
    </style:style>
    <style:style style:name="P54" style:family="paragraph" style:parent-style-name="Text_20_body" style:list-style-name="L4"/>
    <style:style style:name="P55" style:family="paragraph" style:parent-style-name="Text_20_body" style:list-style-name="L5">
      <style:text-properties fo:background-color="transparent"/>
    </style:style>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0">
      <style:text-properties officeooo:paragraph-rsid="00375b93"/>
    </style:style>
    <style:style style:name="P62" style:family="paragraph" style:parent-style-name="Text_20_body" style:list-style-name="L10">
      <style:text-properties officeooo:paragraph-rsid="00310b85"/>
    </style:style>
    <style:style style:name="P63" style:family="paragraph" style:parent-style-name="Text_20_body" style:list-style-name="L10">
      <style:text-properties officeooo:paragraph-rsid="002d0bb9"/>
    </style:style>
    <style:style style:name="P64" style:family="paragraph" style:parent-style-name="Text_20_body" style:list-style-name="L11"/>
    <style:style style:name="P65" style:family="paragraph" style:parent-style-name="Text_20_body" style:list-style-name="L12">
      <style:text-properties fo:language="en" fo:country="US"/>
    </style:style>
    <style:style style:name="P66" style:family="paragraph" style:parent-style-name="Text_20_body" style:list-style-name="L13">
      <style:paragraph-properties fo:margin-top="0cm" fo:margin-bottom="0cm" style:contextual-spacing="false"/>
      <style:text-properties fo:language="en" fo:country="US"/>
    </style:style>
    <style:style style:name="P67" style:family="paragraph" style:parent-style-name="Text_20_body" style:list-style-name="L13">
      <style:text-properties fo:language="en" fo:country="US"/>
    </style:style>
    <style:style style:name="P68" style:family="paragraph" style:parent-style-name="Text_20_body" style:list-style-name="L14">
      <style:paragraph-properties fo:margin-top="0cm" fo:margin-bottom="0cm" style:contextual-spacing="false"/>
      <style:text-properties fo:language="en" fo:country="US"/>
    </style:style>
    <style:style style:name="P69" style:family="paragraph" style:parent-style-name="Text_20_body" style:list-style-name="L14">
      <style:text-properties fo:language="en" fo:country="US"/>
    </style:style>
    <style:style style:name="P70" style:family="paragraph" style:parent-style-name="Text_20_body" style:list-style-name="L16">
      <style:text-properties fo:language="en" fo:country="US"/>
    </style:style>
    <style:style style:name="P71" style:family="paragraph" style:parent-style-name="Text_20_body" style:list-style-name="L17">
      <style:paragraph-properties fo:margin-top="0cm" fo:margin-bottom="0cm" style:contextual-spacing="false"/>
      <style:text-properties fo:language="en" fo:country="US"/>
    </style:style>
    <style:style style:name="P72" style:family="paragraph" style:parent-style-name="Text_20_body" style:list-style-name="L17">
      <style:text-properties fo:language="en" fo:country="US"/>
    </style:style>
    <style:style style:name="P73" style:family="paragraph" style:parent-style-name="Text_20_body" style:list-style-name="L18">
      <style:text-properties fo:language="en" fo:country="US"/>
    </style:style>
    <style:style style:name="P74" style:family="paragraph" style:parent-style-name="Text_20_body" style:list-style-name="L19">
      <style:text-properties fo:language="en" fo:country="US" officeooo:paragraph-rsid="001a5b21"/>
    </style:style>
    <style:style style:name="P75" style:family="paragraph" style:parent-style-name="Text_20_body" style:list-style-name="L19">
      <style:text-properties fo:language="en" fo:country="US" officeooo:paragraph-rsid="001f3844"/>
    </style:style>
    <style:style style:name="P76" style:family="paragraph" style:parent-style-name="Text_20_body" style:list-style-name="L19">
      <style:text-properties fo:language="en" fo:country="US" officeooo:paragraph-rsid="0023a65e"/>
    </style:style>
    <style:style style:name="P77" style:family="paragraph" style:parent-style-name="Text_20_body" style:list-style-name="L19">
      <style:text-properties fo:language="en" fo:country="US" officeooo:paragraph-rsid="0024c581"/>
    </style:style>
    <style:style style:name="P78" style:family="paragraph" style:parent-style-name="Text_20_body" style:list-style-name="L20">
      <style:text-properties fo:language="en" fo:country="US"/>
    </style:style>
    <style:style style:name="P79" style:family="paragraph" style:parent-style-name="Text_20_body" style:list-style-name="L21">
      <style:text-properties fo:language="en" fo:country="US"/>
    </style:style>
    <style:style style:name="P80" style:family="paragraph" style:parent-style-name="Text_20_body" style:list-style-name="L22">
      <style:text-properties fo:language="en" fo:country="US"/>
    </style:style>
    <style:style style:name="P81" style:family="paragraph" style:parent-style-name="Text_20_body" style:list-style-name="L23">
      <style:text-properties fo:language="en" fo:country="US"/>
    </style:style>
    <style:style style:name="P82" style:family="paragraph" style:parent-style-name="Text_20_body" style:list-style-name="L24">
      <style:text-properties fo:language="en" fo:country="US"/>
    </style:style>
    <style:style style:name="P83" style:family="paragraph" style:parent-style-name="Text_20_body" style:list-style-name="L25">
      <style:text-properties fo:language="en" fo:country="US"/>
    </style:style>
    <style:style style:name="P84" style:family="paragraph" style:parent-style-name="Text_20_body" style:list-style-name="L26">
      <style:text-properties fo:language="en" fo:country="US"/>
    </style:style>
    <style:style style:name="P85" style:family="paragraph" style:parent-style-name="Text_20_body" style:list-style-name="L27">
      <style:text-properties fo:language="en" fo:country="US"/>
    </style:style>
    <style:style style:name="P86" style:family="paragraph" style:parent-style-name="Text_20_body" style:list-style-name="L28">
      <style:text-properties fo:language="en" fo:country="US"/>
    </style:style>
    <style:style style:name="P87" style:family="paragraph" style:parent-style-name="Text_20_body" style:list-style-name="L13"/>
    <style:style style:name="P88" style:family="paragraph" style:parent-style-name="Text_20_body" style:list-style-name="L13">
      <style:text-properties fo:font-size="14pt" fo:language="en" fo:country="US" fo:font-weight="bold" style:font-size-asian="14pt" style:font-weight-asian="bold" style:font-size-complex="14pt" style:font-weight-complex="bold"/>
    </style:style>
    <style:style style:name="P89" style:family="paragraph" style:parent-style-name="Text_20_body" style:list-style-name="L15"/>
    <style:style style:name="P90" style:family="paragraph" style:parent-style-name="Text_20_body" style:list-style-name="L15">
      <style:paragraph-properties fo:margin-top="0cm" fo:margin-bottom="0cm" style:contextual-spacing="false"/>
    </style:style>
    <style:style style:name="P91" style:family="paragraph" style:parent-style-name="Text_20_body" style:list-style-name="L17"/>
    <style:style style:name="P92" style:family="paragraph" style:parent-style-name="Text_20_body" style:list-style-name="L19">
      <style:text-properties officeooo:paragraph-rsid="002d0bb9"/>
    </style:style>
    <style:style style:name="P93" style:family="paragraph" style:parent-style-name="Text_20_body" style:list-style-name="L19">
      <style:paragraph-properties fo:margin-top="0cm" fo:margin-bottom="0.499cm" style:contextual-spacing="false"/>
      <style:text-properties officeooo:paragraph-rsid="002d9a80"/>
    </style:style>
    <style:style style:name="P94" style:family="paragraph" style:parent-style-name="Text_20_body" style:list-style-name="L19">
      <style:text-properties officeooo:paragraph-rsid="002d9a80" fo:background-color="#ffff00"/>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27fa74" style:font-size-asian="14pt" style:font-weight-asian="bold" style:font-size-complex="14pt" style:font-weight-complex="bold"/>
    </style:style>
    <style:style style:name="T3" style:family="text">
      <style:text-properties fo:font-size="14pt" fo:language="en" fo:country="US" style:font-size-asian="14pt" style:font-size-complex="14pt"/>
    </style:style>
    <style:style style:name="T4" style:family="text">
      <style:text-properties fo:language="en" fo:country="US"/>
    </style:style>
    <style:style style:name="T5" style:family="text">
      <style:text-properties fo:language="en" fo:country="US" fo:font-style="normal" fo:font-weight="bold" style:font-style-asian="normal" style:font-weight-asian="bold" style:font-style-complex="normal" style:font-weight-complex="bold"/>
    </style:style>
    <style:style style:name="T6" style:family="text">
      <style:text-properties fo:language="en" fo:country="US" fo:font-style="normal" style:font-style-asian="normal" style:font-style-complex="normal"/>
    </style:style>
    <style:style style:name="T7" style:family="text">
      <style:text-properties fo:language="en" fo:country="US" fo:font-weight="normal" style:font-weight-asian="normal" style:font-weight-complex="normal"/>
    </style:style>
    <style:style style:name="T8" style:family="text">
      <style:text-properties fo:language="en" fo:country="US" fo:background-color="#ffff00" loext:char-shading-value="0"/>
    </style:style>
    <style:style style:name="T9" style:family="text">
      <style:text-properties fo:language="en" fo:country="US" fo:background-color="#00a933" loext:char-shading-value="0"/>
    </style:style>
    <style:style style:name="T10" style:family="text">
      <style:text-properties fo:language="en" fo:country="US" fo:background-color="transparent" loext:char-shading-value="0"/>
    </style:style>
    <style:style style:name="T11" style:family="text">
      <style:text-properties fo:language="en" fo:country="US" fo:font-weight="bold" officeooo:rsid="0027fa74" style:font-weight-asian="bold" style:font-weight-complex="bold"/>
    </style:style>
    <style:style style:name="T12" style:family="text">
      <style:text-properties officeooo:rsid="001a5b21"/>
    </style:style>
    <style:style style:name="T13" style:family="text">
      <style:text-properties fo:background-color="#ffff00" loext:char-shading-value="0"/>
    </style:style>
    <style:style style:name="T14" style:family="text">
      <style:text-properties officeooo:rsid="001f3844"/>
    </style:style>
    <style:style style:name="T15" style:family="text">
      <style:text-properties officeooo:rsid="0023a65e"/>
    </style:style>
    <style:style style:name="T16" style:family="text">
      <style:text-properties fo:font-size="18pt" fo:language="en" fo:country="US" style:font-size-asian="18pt" style:font-size-complex="18pt"/>
    </style:style>
    <style:style style:name="T17" style:family="text">
      <style:text-properties fo:font-size="18pt" fo:language="en" fo:country="US" officeooo:rsid="002d9a80" style:font-size-asian="18pt" style:font-size-complex="18pt"/>
    </style:style>
    <style:style style:name="T18" style:family="text">
      <style:text-properties fo:font-size="18pt" fo:language="en" fo:country="US" officeooo:rsid="00310b85" style:font-size-asian="18pt" style:font-size-complex="18pt"/>
    </style:style>
    <style:style style:name="T19" style:family="text">
      <style:text-properties fo:font-size="18pt" fo:language="en" fo:country="US" fo:font-weight="bold" officeooo:rsid="0027fa74" style:font-size-asian="18pt" style:font-weight-asian="bold" style:font-size-complex="18pt" style:font-weight-complex="bold"/>
    </style:style>
    <style:style style:name="T20" style:family="text">
      <style:text-properties fo:font-size="18pt" style:font-size-asian="18pt" style:font-size-complex="18pt"/>
    </style:style>
    <style:style style:name="T21" style:family="text">
      <style:text-properties officeooo:rsid="0024c581"/>
    </style:style>
    <style:style style:name="T22" style:family="text">
      <style:text-properties fo:font-weight="bold" officeooo:rsid="0027fa74" style:font-weight-asian="bold" style:font-weight-complex="bold"/>
    </style:style>
    <style:style style:name="T23" style:family="text">
      <style:text-properties fo:font-weight="bold" officeooo:rsid="00310b85" style:font-weight-asian="bold" style:font-weight-complex="bold"/>
    </style:style>
    <style:style style:name="T24" style:family="text">
      <style:text-properties fo:background-color="transparent" loext:char-shading-value="0"/>
    </style:style>
    <style:style style:name="T25" style:family="text">
      <style:text-properties officeooo:rsid="002aeda6"/>
    </style:style>
    <style:style style:name="T26" style:family="text">
      <style:text-properties fo:background-color="#81d41a" loext:char-shading-value="0"/>
    </style:style>
    <style:style style:name="T27" style:family="text">
      <style:text-properties fo:background-color="#ffa6a6" loext:char-shading-value="0"/>
    </style:style>
    <style:style style:name="T28" style:family="text">
      <style:text-properties officeooo:rsid="002d9a80"/>
    </style:style>
    <style:style style:name="T29" style:family="text">
      <style:text-properties fo:font-size="16pt" fo:font-weight="bold" style:font-size-asian="16pt" style:font-weight-asian="bold" style:font-size-complex="16pt" style:font-weight-complex="bold"/>
    </style:style>
    <style:style style:name="T30" style:family="text">
      <style:text-properties officeooo:rsid="0027fa74"/>
    </style:style>
    <style:style style:name="T31" style:family="text">
      <style:text-properties officeooo:rsid="00310b85"/>
    </style:style>
    <style:style style:name="T32" style:family="text">
      <style:text-properties officeooo:rsid="0033106e"/>
    </style:style>
    <style:style style:name="T33"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justify" draw:textarea-vertical-align="middle" draw:auto-grow-height="false" fo:min-height="0.815cm" fo:min-width="0.86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La estructura de contenido de una página de blog <text:s/>básica y efectiva </text:p>
      <text:p text:style-name="Text_20_body"><text:span text:style-name="Strong_20_Emphasis">1. Título del Artículo:</text:span></text:p>
      <text:list text:style-name="L1">
        <text:list-item>
          <text:p text:style-name="P50">Un título atractivo y claro que refleje el tema principal del artículo.</text:p>
        </text:list-item>
      </text:list>
      <text:p text:style-name="Text_20_body"><text:span text:style-name="Strong_20_Emphasis">2. Encabezado o Introducción:</text:span></text:p>
      <text:list text:style-name="L2">
        <text:list-item>
          <text:p text:style-name="P51">Un párrafo inicial que capture la atención del lector y presente el tema del artículo de manera concisa.</text:p>
        </text:list-item>
      </text:list>
      <text:p text:style-name="Text_20_body"><text:span text:style-name="Strong_20_Emphasis">3. Contenido Principal:</text:span></text:p>
      <text:list text:style-name="L3">
        <text:list-item>
          <text:p text:style-name="P53">Desarrollo del tema: Divide el contenido en secciones o párrafos organizados de manera lógica para facilitar la lectura.</text:p>
        </text:list-item>
        <text:list-item>
          <text:p text:style-name="P53">Uso de subtítulos: Utiliza subtítulos relevantes para separar las secciones y hacer que el contenido sea escaneable.</text:p>
        </text:list-item>
        <text:list-item>
          <text:p text:style-name="P53">Inclusión de imágenes o gráficos: Agrega imágenes o gráficos relevantes para ilustrar y enriquecer el contenido.</text:p>
        </text:list-item>
        <text:list-item>
          <text:p text:style-name="P53">Uso de listas o viñetas: Si es apropiado, utiliza listas o viñetas para resumir información importante.</text:p>
        </text:list-item>
        <text:list-item>
          <text:p text:style-name="P52">Citas o ejemplos: Proporciona ejemplos concretos o cita fuentes confiables para respaldar tus argumentos.</text:p>
        </text:list-item>
      </text:list>
      <text:p text:style-name="Text_20_body"><text:span text:style-name="Strong_20_Emphasis">4. Conclusión:</text:span></text:p>
      <text:list text:style-name="L4">
        <text:list-item>
          <text:p text:style-name="P54">Un párrafo que resuma los puntos clave del artículo y presente una conclusión o llamado a la acción.</text:p>
        </text:list-item>
      </text:list>
      <text:p text:style-name="Text_20_body"><text:span text:style-name="Strong_20_Emphasis"><text:span text:style-name="T24">5. </text:span></text:span><office:annotation office:name="__Annotation__1730_2484813702" loext:resolved="false"><dc:creator>Unknown Author</dc:creator><dc:date>2023-12-28T16:35:24.193000000</dc:date><text:p><text:span text:style-name="T33">cuando aparece en amarillo ponemos el botón</text:span></text:p></office:annotation><text:span text:style-name="Strong_20_Emphasis"><text:span text:style-name="T13">CTA (Llamado a la Acción)</text:span></text:span><office:annotation-end office:name="__Annotation__1730_2484813702"/><text:span text:style-name="Strong_20_Emphasis"><text:span text:style-name="T24">: <text:s text:c="3"/></text:span></text:span></text:p>
      <text:list text:style-name="L5">
        <text:list-item>
          <text:p text:style-name="P55">Invita a los lectores a tomar una acción relacionada con el tema del artículo, como suscribirse al blog, compartir en redes sociales.</text:p>
        </text:list-item>
      </text:list>
      <text:p text:style-name="Text_20_body"><text:span text:style-name="Strong_20_Emphasis">6. Comentarios:</text:span></text:p>
      <text:list text:style-name="L6">
        <text:list-item>
          <text:p text:style-name="P56">Permitir que los lectores dejen comentarios y responder a sus preguntas o comentarios para fomentar la participación.</text:p>
        </text:list-item>
      </text:list>
      <text:p text:style-name="P40"><text:span text:style-name="Strong_20_Emphasis">7.</text:span><text:span text:style-name="Strong_20_Emphasis"><text:span text:style-name="T26"> Artículos Relacionados: </text:span></text:span><text:span text:style-name="Strong_20_Emphasis"><text:span text:style-name="T26"><office:annotation loext:resolved="false"><dc:creator>Unknown Author</dc:creator><dc:date>2023-12-28T16:35:54.682000000</dc:date><text:p><text:span text:style-name="T33">cuando aparece en verde ponemos el botón link con el nombre de la entrada que puede ir a la siguente o a la anterior</text:span></text:p></office:annotation></text:span></text:span><text:span text:style-name="Strong_20_Emphasis"><text:span text:style-name="T26"><text:s/></text:span></text:span></text:p>
      <text:list text:style-name="L7">
        <text:list-item>
          <text:p text:style-name="P57">Muestra enlaces a otros artículos relacionados que los lectores puedan encontrar interesantes.</text:p>
        </text:list-item>
      </text:list>
      <text:p text:style-name="Text_20_body"><text:span text:style-name="Strong_20_Emphasis">8. Autor y Fecha:</text:span></text:p>
      <text:list text:style-name="L8">
        <text:list-item>
          <text:p text:style-name="P58"><text:soft-page-break/>Muestra el nombre del autor y la fecha de publicación para dar credibilidad y contexto al artículo.</text:p>
        </text:list-item>
      </text:list>
      <text:p text:style-name="Text_20_body"><text:span text:style-name="Strong_20_Emphasis">9. Compartir en Redes Sociales:</text:span></text:p>
      <text:list text:style-name="L9">
        <text:list-item>
          <text:p text:style-name="P59"><text:span text:style-name="T27">Botones de redes sociales </text:span>para facilitar que los lectores compartan el contenido en sus perfiles.</text:p>
        </text:list-item>
      </text:list>
      <text:p text:style-name="Text_20_body"><text:span text:style-name="Strong_20_Emphasis">10. Sección de Suscripción (si aplicable):</text:span> - Invita a los lectores a suscribirse al blog para recibir actualizaciones por correo electrónico.</text:p>
      <text:p text:style-name="Text_20_body"><text:span text:style-name="Strong_20_Emphasis">11. Barra Lateral (si aplicable):</text:span> - En la barra lateral, puedes incluir elementos como categorías de blog, etiquetas, archivos de blog, y otros widgets útiles.</text:p>
      <text:p text:style-name="Text_20_body">Esta estructura asegura que tu contenido de blog sea informativo, fácil de leer y atractivo para los lectores. Asegúrate de que el estilo y tono de tu escritura sean coherentes en todo el blog para mantener la calidad y la voz de tu marca.</text:p>
      <text:p text:style-name="Standard"><draw:custom-shape text:anchor-type="paragraph" draw:z-index="0" draw:name="Forma 1"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Standard"/>
      <text:p text:style-name="Standard"/>
      <text:p text:style-name="P26">PRIMERA ENTRADA DEL BLOG</text:p>
      <text:p text:style-name="Standard"/>
      <text:p text:style-name="P28">Discovering ANAMILIA: Beyond Cleaning Services</text:p>
      <text:p text:style-name="P28"/>
      <text:p text:style-name="P38">Introduction:</text:p>
      <text:p text:style-name="P2">In the realm of home cleaning services, personal connection is paramount. At ANAMILIA, we believe our work goes beyond mere cleaning; it's about creating welcoming and comfortable homes.</text:p>
      <text:p text:style-name="P2"/>
      <text:p text:style-name="P38">Who I Am:</text:p>
      <text:p text:style-name="P15"><text:s/>In my journey, I experienced the transformation that cleanliness brings to a home, inspiring me to create ANAMILIA.</text:p>
      <text:p text:style-name="P15"><text:s/>My background reflects the firm belief that a clean home is not just an orderly space but the foundation of a welcoming and harmonious atmosphere.</text:p>
      <text:p text:style-name="P2"/>
      <text:p text:style-name="P38">Detailed Learning:</text:p>
      <text:p text:style-name="P2">I've learned to work meticulously, committed to leaving no corners dirty, meeting the high European standard. Each task is approached with attention to detail, ensuring your home receives exceptional treatment.</text:p>
      <text:p text:style-name="P38"/>
      <text:p text:style-name="P38">Foundations of Cleaning:</text:p>
      <text:p text:style-name="P2">When cleaning, it's crucial to start by clearing the area. Throwing away the old or putting things in their place is fundamental. This approach ensures not only surface-level cleanliness but a complete transformation of the environment.</text:p>
      <text:p text:style-name="P2"/>
      <text:p text:style-name="P38">Understanding Your Needs:</text:p>
      <text:p text:style-name="P2">Conducting a brief customer test allows us to understand your specific needs. We are passionate <text:soft-page-break/>about task lists, enabling us to customize each service according to your preferences and priorities.</text:p>
      <text:p text:style-name="P2"/>
      <text:p text:style-name="P38">Invisible Innovation:</text:p>
      <text:p text:style-name="P2">ANAMILIA boasts a robust team of computer engineers working behind the scenes. This invisible technology streamlines our services, ensuring speed and efficiency at every step. Moreover, we have extensive experience in high-quality cleaning products.</text:p>
      <text:p text:style-name="P2"/>
      <text:p text:style-name="P28">Featured Products:</text:p>
      <text:p text:style-name="P2"/>
      <text:p text:style-name="P38">Regular Maintenance:</text:p>
      <text:p text:style-name="P2">Our regular maintenance service is designed to keep your home in impeccable condition. We use top-quality cleaning products that guarantee long-lasting results and continuous freshness.</text:p>
      <text:p text:style-name="P38"/>
      <text:p text:style-name="P38">Customer Commitment:</text:p>
      <text:p text:style-name="P2">At ANAMILIA, every service is handled personally. We tailor each experience to meet your unique needs, making every corner of your home shine.</text:p>
      <text:p text:style-name="P2"/>
      <text:p text:style-name="P38">Call to Action:</text:p>
      <text:p text:style-name="P2">Share your thoughts and questions in the comments. Discover how ANAMILIA can make your home shine, explore our services, and get in touch.</text:p>
      <text:p text:style-name="P2"/>
      <text:p text:style-name="P2">Thank you for joining ANAMILIA. Want to receive exclusive cleaning and organization tips? <text:span text:style-name="T13">Subscribe to our newsletter</text:span> for updates and special offers! At ANAMILIA, we don't just transform homes; we build a community where every corner matters. Welcome to the ANAMILIA family!</text:p>
      <text:p text:style-name="P2"/>
      <text:p text:style-name="P24"><text:s text:c="89"/><text:span text:style-name="T25">Anamilia 2023</text:span> <text:s text:c="3"/></text:p>
      <text:p text:style-name="P24"><text:s text:c="15"/></text:p>
      <text:p text:style-name="P44"><text:span text:style-name="Strong_20_Emphasis"><text:span text:style-name="T9">Related Posts</text:span></text:span></text:p>
      <text:list xml:id="list2307985722" text:style-name="L10">
        <text:list-header>
          <text:p text:style-name="P61"><text:span text:style-name="Strong_20_Emphasis"><text:span text:style-name="T13">Discover Our Services</text:span></text:span></text:p>
        </text:list-header>
      </text:list>
      <text:p text:style-name="P43"><text:span text:style-name="Source_20_Text"><text:span text:style-name="T4">Explore all the solutions that ANAMILIA has to offer."</text:span></text:span></text:p>
      <text:p text:style-name="P43"><text:span text:style-name="Strong_20_Emphasis"><text:span text:style-name="T27">Share this article</text:span></text:span><text:span text:style-name="T27"> </text:span></text:p>
      <text:p text:style-name="P43"><text:span text:style-name="Strong_20_Emphasis">Comments:</text:span> </text:p>
      <text:p text:style-name="P24"><text:s text:c="258"/></text:p>
      <text:p text:style-name="P2"/>
      <text:p text:style-name="P6">------------------------------------------------------------------------------------------------------------------------</text:p>
      <text:p text:style-name="P2"/>
      <text:p text:style-name="P21"><text:span text:style-name="T22">SEGUNDA</text:span><text:span text:style-name="T30"> </text:span><text:span text:style-name="T22">ENTRADA DEL BLOG</text:span></text:p>
      <text:p text:style-name="P21"><text:span text:style-name="T2"/></text:p>
      <text:p text:style-name="P2"/>
      <text:p text:style-name="P28"/>
      <text:p text:style-name="P13"><text:span text:style-name="Strong_20_Emphasis"><text:span text:style-name="T20">Home Maintenance: Weekly Renewal for Your Unique Space</text:span></text:span></text:p>
      <text:p text:style-name="P13">Home maintenance cleaning, a practice we recommend every week, is the key to keeping freshness and comfort in your space. At ANAMILIA, we understand that the cleaning frequency may vary <text:soft-page-break/>depending on the household's usage, the number of residents, and the overall condition of the house.</text:p>
      <text:list text:style-name="L11">
        <text:list-item>
          <text:p text:style-name="P64"><text:span text:style-name="Strong_20_Emphasis"><text:span text:style-name="T4">Adapted to Your Lifestyle:</text:span></text:span><text:span text:style-name="T4"> We work with you to schedule the maintenance service according to your preferences and specific needs, ensuring it fits perfectly with your lifestyle.</text:span></text:p>
        </text:list-item>
        <text:list-item>
          <text:p text:style-name="P64"><text:span text:style-name="Strong_20_Emphasis"><text:span text:style-name="T4">Always Ready Environments:</text:span></text:span><text:span text:style-name="T4"> We focus on keeping your spaces in perfect condition, preventing dust buildup and disorder so you can enjoy your home always ready to welcome you.</text:span></text:p>
        </text:list-item>
        <text:list-item>
          <text:p text:style-name="P64"><text:span text:style-name="Strong_20_Emphasis"><text:span text:style-name="T4">Vacuuming and Floor Mopping:</text:span></text:span><text:span text:style-name="T4"> Carried out in all areas of the house to eliminate dust and maintain a clean surface.</text:span></text:p>
        </text:list-item>
        <text:list-item>
          <text:p text:style-name="P64"><text:span text:style-name="Strong_20_Emphasis"><text:span text:style-name="T4">Impeccable Bathrooms:</text:span></text:span><text:span text:style-name="T4"> We make sure that the toilets are clean and sparkling, providing a hygienic environment.</text:span></text:p>
        </text:list-item>
        <text:list-item>
          <text:p text:style-name="P64"><text:span text:style-name="Strong_20_Emphasis"><text:span text:style-name="T4">Cleaning in Bedrooms and Common Areas:</text:span></text:span><text:span text:style-name="T4"> We perform dusting on surfaces and move lightweight furniture for a thorough cleaning.</text:span></text:p>
        </text:list-item>
        <text:list-item>
          <text:p text:style-name="P64"><text:span text:style-name="Strong_20_Emphasis"><text:span text:style-name="T4">Bright Kitchen:</text:span></text:span><text:span text:style-name="T4"> Focused on cleaning flat surfaces and occasionally additional tasks such as the inside of the microwave and the fronts of stainless steel doors.</text:span></text:p>
        </text:list-item>
        <text:list-item>
          <text:p text:style-name="P64"><text:span text:style-name="Strong_20_Emphasis"><text:span text:style-name="T4">Additional Touches:</text:span></text:span><text:span text:style-name="T4"> Changing bed linens and towels, replenishing toilet paper, taking out the trash, and emptying bins. We also empty the dishwasher and wash some breakfast dishes, adapting to the specific needs of each home.</text:span></text:p>
        </text:list-item>
      </text:list>
      <text:p text:style-name="P13">Home maintenance cleaning not only ensures a clean and organized environment but also contributes to the comfort and well-being of your home. Discover how this service can make a difference for you!</text:p>
      <text:p text:style-name="P21"><text:s text:c="109"/>Anamilia 0<text:span text:style-name="T31">1</text:span>-<text:span text:style-name="T31">01</text:span>-2<text:span text:style-name="T31">4</text:span></text:p>
      <text:p text:style-name="P21"/>
      <text:p text:style-name="P21"/>
      <text:p text:style-name="P21"/>
      <text:p text:style-name="P42"><text:span text:style-name="Strong_20_Emphasis"><text:span text:style-name="T9">Related Posts</text:span></text:span></text:p>
      <text:list text:continue-list="list2307985722" text:style-name="L10">
        <text:list-header>
          <text:p text:style-name="P62"><text:span text:style-name="Strong_20_Emphasis"><text:span text:style-name="T13">"Discover Our Services</text:span></text:span></text:p>
        </text:list-header>
      </text:list>
      <text:p text:style-name="P41"><text:span text:style-name="Source_20_Text"><text:span text:style-name="T4">Explore all the solutions that ANAMILIA has to offer."</text:span></text:span></text:p>
      <text:p text:style-name="P41"><text:span text:style-name="Strong_20_Emphasis"><text:span text:style-name="T27">Share this article</text:span></text:span></text:p>
      <text:p text:style-name="P41"><text:span text:style-name="Strong_20_Emphasis">Comments:</text:span> </text:p>
      <text:p text:style-name="P21"><text:span text:style-name="T4"/></text:p>
      <text:p text:style-name="P6">------------------------------------------------------------------------------------------------------------------------</text:p>
      <text:p text:style-name="P22">tercera ENTRADA DEL BLOG </text:p>
      <text:p text:style-name="P22"/>
      <text:p text:style-name="P23"><text:span text:style-name="Strong_20_Emphasis"><text:span text:style-name="T20">Deep Cleaning for Your Home: Transform Your Space with </text:span></text:span><text:soft-page-break/><text:span text:style-name="Strong_20_Emphasis"><text:span text:style-name="T20">Elegance and Efficiency</text:span></text:span></text:p>
      <text:p text:style-name="P13">Deep home cleaning is a transformative experience that goes beyond simple dirt removal. At ANAMILIA, we understand that every corner of your home tells a story, and our dedication of up to 30 hours in each session ensures that every detail, from the visible to the invisible, receives the attention it deserves.</text:p>
      <text:p text:style-name="Text_20_body"><text:span text:style-name="Strong_20_Emphasis"><text:span text:style-name="T4">Exploring the Depth:</text:span></text:span><text:span text:style-name="T4"> We immerse ourselves in the task of cleaning absolutely everything, ensuring that every corner of your home is completely clean and fresh. This meticulous approach</text:span> <text:span text:style-name="T4">guarantees thorough cleaning and a total renewal.</text:span></text:p>
      <text:p text:style-name="Text_20_body"><text:span text:style-name="Strong_20_Emphasis"><text:span text:style-name="T4">Optimal Frequency:</text:span></text:span><text:span text:style-name="T4"> We recommend deep cleanings two to four times a year depending on the condition, size, and usage. This frequency provides detailed attention that complements our weekly maintenance cleaning services.</text:span></text:p>
      <text:p text:style-name="Text_20_body"><text:span text:style-name="Strong_20_Emphasis"><text:span text:style-name="T4">What's Not Included in Deep Cleaning:</text:span></text:span><text:span text:style-name="T4"> Services such as cleaning windows from the outside, moving heavy furniture, and professional treatment of carpets and rugs are not part of the standard deep cleaning.</text:span></text:p>
      <text:p text:style-name="Text_20_body"><text:span text:style-name="Strong_20_Emphasis"><text:span text:style-name="T4">Add-on Services:</text:span></text:span><text:span text:style-name="T4"> These specific aspects are considered additional services and are not included in deep cleaning. They range from meticulous care of appliances on the inside to detailed attention to drawers and cabinets. Additionally, we offer specialized organization services for closets and dressing rooms.</text:span></text:p>
      <text:p text:style-name="P13">At ANAMILIA, our mission is to elevate your home to new heights of freshness and elegance. Discover how our deep cleaning can make a difference for your space. Contact us to schedule your next session and experience the best care for your home!</text:p>
      <text:p text:style-name="P22"/>
      <text:p text:style-name="P22"/>
      <text:p text:style-name="P21"><text:s text:c="109"/>Anamilia 0<text:span text:style-name="T32">1</text:span>-<text:span text:style-name="T32">02</text:span>-2<text:span text:style-name="T32">4</text:span></text:p>
      <text:p text:style-name="P21"/>
      <text:p text:style-name="P21"/>
      <text:p text:style-name="P21"/>
      <text:p text:style-name="P42"><text:span text:style-name="Strong_20_Emphasis"><text:span text:style-name="T9">Related Posts</text:span></text:span></text:p>
      <text:list xml:id="list184355292227012" text:continue-numbering="true" text:style-name="L10">
        <text:list-header>
          <text:p text:style-name="P62"><text:span text:style-name="Strong_20_Emphasis"><text:span text:style-name="T13">"Discover Our Services</text:span></text:span></text:p>
        </text:list-header>
      </text:list>
      <text:p text:style-name="P41"><text:span text:style-name="Source_20_Text"><text:span text:style-name="T4">Explore all the solutions that ANAMILIA has to offer."</text:span></text:span></text:p>
      <text:p text:style-name="P41"><text:span text:style-name="Strong_20_Emphasis"><text:span text:style-name="T27">Share this article</text:span></text:span></text:p>
      <text:p text:style-name="P41"><text:span text:style-name="Strong_20_Emphasis">Comments:</text:span> </text:p>
      <text:p text:style-name="P21"><text:span text:style-name="T4"/></text:p>
      <text:p text:style-name="P21"/>
      <text:p text:style-name="P6">------------------------------------------------------------------------------------------------------------------------</text:p>
      <text:p text:style-name="P6"/>
      <text:p text:style-name="P20"><text:span text:style-name="T23">cuarta </text:span><text:span text:style-name="T30"><text:s/></text:span><text:span text:style-name="T22">ENTRADA DEL BLOG</text:span></text:p>
      <text:p text:style-name="P20"><text:soft-page-break/><text:span text:style-name="T2"/></text:p>
      <text:p text:style-name="P20"><text:span text:style-name="T1">"</text:span><text:span text:style-name="T29">Why Shower Enclosures Get Dirty with Limescale and How to Fix It</text:span><text:span text:style-name="T1">"</text:span></text:p>
      <text:p text:style-name="Text_20_body"><text:span text:style-name="Strong_20_Emphasis"><text:span text:style-name="T4"/></text:span></text:p>
      <text:list text:style-name="L12">
        <text:list-item>
          <text:p text:style-name="P65">Shower enclosures and walls often get dirty with limescale due to a natural process involving minerals in the water. This typically happens in areas where tap water contains a high concentration of dissolved minerals, such as calcium and magnesium.</text:p>
        </text:list-item>
      </text:list>
      <text:p text:style-name="Text_20_body"><text:span text:style-name="Strong_20_Emphasis"><text:span text:style-name="T4"/></text:span></text:p>
      <text:list text:style-name="L13">
        <text:list-item>
          <text:p text:style-name="P87"><text:span text:style-name="Strong_20_Emphasis"><text:span text:style-name="T4">Causes of Limescale Buildup:</text:span></text:span></text:p>
          <text:list>
            <text:list-item>
              <text:p text:style-name="P66">Water Evaporation: When shower water evaporates, dissolved minerals are left behind as solid residue. Over time, these residues accumulate and form limescale deposits.</text:p>
            </text:list-item>
            <text:list-item>
              <text:p text:style-name="P66">Water Temperature: Hot water tends to promote limescale formation compared to cold water, as higher temperatures facilitate mineral precipitation.</text:p>
            </text:list-item>
            <text:list-item>
              <text:p text:style-name="P66">Frequency of Use: The more the shower is used, the more water evaporates, and thus, there's a greater opportunity for limescale to form.</text:p>
            </text:list-item>
            <text:list-item>
              <text:p text:style-name="P66">Water Type: Water hardness varies by geographical location. Hard water, which contains a high concentration of minerals, is more likely to cause limescale buildup.</text:p>
              <text:p text:style-name="P66"/>
            </text:list-item>
          </text:list>
        </text:list-item>
        <text:list-item>
          <text:p text:style-name="P87"><text:span text:style-name="Strong_20_Emphasis"><text:span text:style-name="T4">Issues Associated with Limescale:</text:span></text:span></text:p>
          <text:list>
            <text:list-item>
              <text:p text:style-name="P66">Limescale buildup on shower enclosures and walls can be unsightly and, over time, becomes difficult to clean if not addressed regularly.</text:p>
              <text:p text:style-name="P66"/>
            </text:list-item>
          </text:list>
        </text:list-item>
        <text:list-item>
          <text:p text:style-name="P87"><text:span text:style-name="Strong_20_Emphasis"><text:span text:style-name="T4">How to Prevent Limescale Accumulation:</text:span></text:span></text:p>
          <text:list>
            <text:list-item>
              <text:p text:style-name="P66">Tips for preventing the formation of limescale, such as using rubber squeegees and drying surfaces.</text:p>
              <text:p text:style-name="P66"/>
            </text:list-item>
          </text:list>
        </text:list-item>
        <text:list-item>
          <text:p text:style-name="P87"><text:span text:style-name="Strong_20_Emphasis"><text:span text:style-name="T4">Effectively Removing Limescale:</text:span></text:span></text:p>
          <text:list>
            <text:list-item>
              <text:p text:style-name="P67">Adding baking soda to vinegar for an effective strategy to combat limescale buildup on shower surfaces. Baking soda is a gentle abrasive that can help remove limescale and other stains, while vinegar acts to dissolve minerals and disinfect.</text:p>
            </text:list-item>
          </text:list>
          <text:p text:style-name="P88">Here's a basic guide for using this mixture:</text:p>
          <text:list text:continue-numbering="true">
            <text:list-item>
              <text:p text:style-name="P66">Mix: In a container, combine equal parts of baking soda and white vinegar. The exact amount may vary depending on the amount of limescale deposits you need to remove, but start with a small amount and add more if necessary to make a thick paste.</text:p>
            </text:list-item>
            <text:list-item>
              <text:p text:style-name="P66">Application: Apply the baking soda and vinegar paste directly to the areas affected <text:soft-page-break/>by limescale on shower enclosures and walls. You can use a brush or a sprayer to apply it.</text:p>
            </text:list-item>
            <text:list-item>
              <text:p text:style-name="P66">Let it sit: Allow the mixture to sit on the surfaces for a few minutes, even several hours. This will allow the ingredients to work on the limescale and other stains.</text:p>
            </text:list-item>
            <text:list-item>
              <text:p text:style-name="P66">Scrub: Use a sponge or a soft brush to scrub the affected areas. Baking soda acts as a gentle abrasive to help remove limescale deposits.</text:p>
            </text:list-item>
            <text:list-item>
              <text:p text:style-name="P66">Rinse: Rinse the surfaces thoroughly with clean, cold water to remove any residue from the baking soda and vinegar mixture.</text:p>
            </text:list-item>
            <text:list-item>
              <text:p text:style-name="P67">Dry: Dry the surfaces with a clean microfiber cloth or cotton towel to prevent future water and limescale stains.</text:p>
            </text:list-item>
          </text:list>
        </text:list-item>
      </text:list>
      <text:p text:style-name="Text_20_body"><text:span text:style-name="Strong_20_Emphasis"><text:span text:style-name="T4">Conclusion:</text:span></text:span></text:p>
      <text:list text:style-name="L14">
        <text:list-item>
          <text:p text:style-name="P68">This method is effective and more environmentally friendly than some commercial cleaning products. However, keep in mind that limescale buildup can be persistent, and you may need to repeat the process several times or use specific limescale removal products in more severe cases.</text:p>
        </text:list-item>
        <text:list-item>
          <text:p text:style-name="P69">Additionally, taking preventive measures, such as drying surfaces after each shower with a rubber squeegee, is important to reduce future limescale buildup. Ensure the squeegee is also dried because water accumulation on the rubber can lead to mold growth. Avoid exposing it to direct sunlight as sunlight and rubber are incompatible.</text:p>
        </text:list-item>
      </text:list>
      <text:p text:style-name="P16"><text:s text:c="109"/>Anamilia 09-28-23</text:p>
      <text:p text:style-name="P2"/>
      <text:p text:style-name="P2"/>
      <text:p text:style-name="P2"/>
      <text:p text:style-name="Text_20_body"><text:span text:style-name="Strong_20_Emphasis"><text:span text:style-name="T9">Related Posts</text:span></text:span></text:p>
      <text:list xml:id="list184354843689371" text:continue-list="list184355292227012" text:style-name="L10">
        <text:list-header>
          <text:p text:style-name="P60"><text:span text:style-name="Strong_20_Emphasis"><text:span text:style-name="T13">"Discover Our Services</text:span></text:span></text:p>
        </text:list-header>
      </text:list>
      <text:p text:style-name="P37"><text:span text:style-name="Source_20_Text"><text:span text:style-name="T4">Explore all the solutions that ANAMILIA has to offer."</text:span></text:span></text:p>
      <text:p text:style-name="P37"><text:span text:style-name="Strong_20_Emphasis"><text:span text:style-name="T27">Share this article</text:span></text:span></text:p>
      <text:p text:style-name="P37"><text:span text:style-name="Strong_20_Emphasis">Comments:</text:span> </text:p>
      <text:p text:style-name="Standard"><text:span text:style-name="T4"/></text:p>
      <text:p text:style-name="P2"/>
      <text:p text:style-name="P3"><draw:custom-shape text:anchor-type="paragraph" draw:z-index="1" draw:name="Forma 2"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7"/>
      <text:p text:style-name="P18"><text:span text:style-name="T31">quinta </text:span><text:s/><text:span text:style-name="T22">ENTRADA DEL BLOG</text:span></text:p>
      <text:p text:style-name="P7"/>
      <text:p text:style-name="P31"><text:s text:c="25"/>"Effective Cleaning Hacks for a Spotless Home"</text:p>
      <text:p text:style-name="Text_20_body"><text:span text:style-name="Strong_20_Emphasis"><text:span text:style-name="T4"><text:s text:c="6"/></text:span></text:span><text:span text:style-name="T4"><text:s/>Keeping your home clean and organized doesn't have to be a daunting task. With the right equipment and a well-structured cleaning routine, you can make the process both efficient and enjoyable.</text:span></text:p>
      <text:p text:style-name="Text_20_body"><text:soft-page-break/><text:span text:style-name="Strong_20_Emphasis"><text:span text:style-name="T4">1. The Right Equipment:</text:span></text:span><text:span text:style-name="T4"> Having the appropriate tools can make all the difference in your cleaning routine. Here are some must-have items:</text:span></text:p>
      <text:list text:style-name="L15">
        <text:list-item>
          <text:p text:style-name="P90"><text:span text:style-name="Emphasis"><text:span text:style-name="T5">Long-handled cordless tub scrubber:</text:span></text:span><text:span text:style-name="T4"> Say goodbye to bending over and scrubbing by hand. This tool makes bathroom cleaning a breeze.</text:span></text:p>
        </text:list-item>
        <text:list-item>
          <text:p text:style-name="P90"><text:span text:style-name="Emphasis"><text:span text:style-name="T5">Long-handled flat mop:</text:span></text:span><text:span text:style-name="T4"> Ideal for cleaning walls and baseboards, saving you from having to kneel or stretch.</text:span></text:p>
        </text:list-item>
        <text:list-item>
          <text:p text:style-name="P90"><text:span text:style-name="Emphasis"><text:span text:style-name="T5">Spin mop:</text:span></text:span><text:span text:style-name="T6"> </text:span><text:span text:style-name="T4">No more using dirty water to clean your floors. A spin mop keeps your water clean and your floors spotless.</text:span></text:p>
        </text:list-item>
        <text:list-item>
          <text:p text:style-name="P89"><text:span text:style-name="Emphasis"><text:span text:style-name="T5">Powerful Vacuum Cleaner:</text:span></text:span><text:span text:style-name="T4"> Invest in a vacuum cleaner with a hose and powerful suction, equipped with HEPA filters for cleaner air.</text:span></text:p>
        </text:list-item>
      </text:list>
      <text:p text:style-name="Text_20_body"><text:span text:style-name="Strong_20_Emphasis"><text:span text:style-name="T4">2. Organized Cleaning Cart:</text:span></text:span><text:span text:style-name="T4"> Consider having a hotel-style cleaning cart on wheels to keep all your cleaning supplies neatly organized. This makes it easy to move from room to room without constantly going back and forth.</text:span></text:p>
      <text:p text:style-name="Text_20_body"><text:span text:style-name="Strong_20_Emphasis"><text:span text:style-name="T4">3. Cleaning Schedule:</text:span></text:span><text:span text:style-name="T4"> Establishing a cleaning schedule ensures that all areas of your home receive the attention they deserve. Set specific days for tasks like dusting, vacuuming, and deep cleaning to maintain a consistently clean environment.</text:span></text:p>
      <text:p text:style-name="Text_20_body"><text:span text:style-name="Strong_20_Emphasis"><text:span text:style-name="T4">4. Enjoyable Atmosphere:</text:span></text:span><text:span text:style-name="T4"> Cleaning can be more enjoyable with the right ambiance. Consider playing your favorite music or a podcast while you clean. This can help you stay focused and make the cleaning process feel less like a chore.</text:span></text:p>
      <text:p text:style-name="Text_20_body"><text:span text:style-name="Strong_20_Emphasis"><text:span text:style-name="T4">Conclusion:</text:span></text:span><text:span text:style-name="T4"> By following these cleaning hacks and incorporating them into your routine, you can achieve a spotless and well-maintained home without feeling overwhelmed. With the right equipment, organization, and a touch of music, cleaning becomes a manageable and even enjoyable part of your daily life.</text:span></text:p>
      <text:p text:style-name="P13">Ready to put these cleaning hacks into action? Start by organizing your cleaning supplies and creating a cleaning schedule. Your clean and happy home awaits!</text:p>
      <text:p text:style-name="P1"><text:span text:style-name="Strong_20_Emphasis"><text:s text:c="123"/>Anamilia <text:s/>09-27-23</text:span></text:p>
      <text:p text:style-name="P17"/>
      <text:p text:style-name="P34"><text:span text:style-name="Strong_20_Emphasis"><text:span text:style-name="T9">Related Posts</text:span></text:span></text:p>
      <text:list text:continue-list="list184354843689371" text:style-name="L10">
        <text:list-header>
          <text:p text:style-name="P63"><text:span text:style-name="Source_20_Text"><text:span text:style-name="T8">Discover More</text:span></text:span></text:p>
          <text:p text:style-name="P63"><text:span text:style-name="Source_20_Text"><text:span text:style-name="T10">"Learn more about how ANAMILIA can transform your home."</text:span></text:span></text:p>
        </text:list-header>
      </text:list>
      <text:p text:style-name="P32"><text:span text:style-name="Strong_20_Emphasis"><text:span text:style-name="T27">Share this article</text:span></text:span></text:p>
      <text:p text:style-name="P32"><text:span text:style-name="Strong_20_Emphasis">Comments:</text:span> </text:p>
      <text:p text:style-name="P4"><draw:custom-shape text:anchor-type="paragraph" draw:z-index="2" draw:name="Forma 5"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9"/>
      <text:p text:style-name="P18"><text:soft-page-break/><text:span text:style-name="T31">sex</text:span>ta <text:span text:style-name="T22">ENTRADA DEL BLOG</text:span></text:p>
      <text:p text:style-name="P9"/>
      <text:p text:style-name="P10"><text:s text:c="32"/><text:span text:style-name="T1"><text:s text:c="4"/>"How Often Should You Clean Your Bathroom?"</text:span></text:p>
      <text:p text:style-name="Text_20_body"><text:span text:style-name="Strong_20_Emphasis"><text:span text:style-name="T4"/></text:span></text:p>
      <text:list text:style-name="L16">
        <text:list-header>
          <text:p text:style-name="P70">The frequency at which a bathroom should be cleaned depends on several factors, including the number of people using it, their hygiene habits, and the bathroom's size. In the case of a large bathroom used by two people who shower four times a day, regular cleaning is recommended to keep it clean, germ-free, and free from dirt. Here are some general guidelines:</text:p>
        </text:list-header>
      </text:list>
      <text:list text:style-name="L17">
        <text:list-item>
          <text:p text:style-name="P91"><text:span text:style-name="Strong_20_Emphasis"><text:span text:style-name="T4">Daily or After Each Use Cleaning:</text:span></text:span></text:p>
          <text:list>
            <text:list-item>
              <text:p text:style-name="P71">Given that two people shower four times a day, it's advisable to perform a quick clean after each use. This may include rinsing the shower, drying the floor to prevent water buildup, and wiping away any water splashes or soap residue on fixtures and surfaces.</text:p>
              <text:p text:style-name="P71"/>
            </text:list-item>
          </text:list>
        </text:list-item>
        <text:list-item>
          <text:p text:style-name="P91"><text:span text:style-name="Strong_20_Emphasis"><text:span text:style-name="T4">Weekly Deep Cleaning:</text:span></text:span></text:p>
          <text:list>
            <text:list-item>
              <text:p text:style-name="P71">In addition to daily cleaning, it's recommended to do a deeper clean at least once a week. This involves thoroughly cleaning the shower, bathtub, sink, toilet, and all surfaces, including mirrors, tiles, and countertops. Be sure to disinfect areas prone to germ buildup, such as the toilet and door handles.</text:p>
              <text:p text:style-name="P71"/>
            </text:list-item>
          </text:list>
        </text:list-item>
        <text:list-item>
          <text:p text:style-name="P91"><text:span text:style-name="Strong_20_Emphasis"><text:span text:style-name="T4">Ventilation:</text:span></text:span></text:p>
          <text:list>
            <text:list-item>
              <text:p text:style-name="P71">Since you mentioned the bathroom has a window, ensure you ventilate the bathroom regularly by opening the window after showering. This will help reduce moisture and prevent the growth of mold and mildew.</text:p>
              <text:p text:style-name="P71"/>
            </text:list-item>
          </text:list>
        </text:list-item>
        <text:list-item>
          <text:p text:style-name="P91"><text:span text:style-name="Strong_20_Emphasis"><text:span text:style-name="T4">Regular Maintenance:</text:span></text:span></text:p>
          <text:list>
            <text:list-item>
              <text:p text:style-name="P72">In addition to regular cleanings, it's important to perform ongoing maintenance. Check faucets and pipes for leaks and promptly address any issues to prevent major damage.</text:p>
            </text:list-item>
          </text:list>
        </text:list-item>
      </text:list>
      <text:p text:style-name="Text_20_body"><text:span text:style-name="Strong_20_Emphasis"><text:span text:style-name="T4">Conclusion:</text:span></text:span></text:p>
      <text:list text:style-name="L18">
        <text:list-item>
          <text:p text:style-name="P73">Keep in mind that these are general guidelines, and the cleaning frequency can vary based on personal preferences and bathroom usage. If you notice that the bathroom gets dirty quickly or have specific hygiene concerns, you can adjust the cleaning frequency as needed. The key is to maintain a clean and healthy environment for all users.</text:p>
        </text:list-item>
      </text:list>
      <text:list xml:id="list2202708379" text:style-name="L19">
        <text:list-header>
          <text:p text:style-name="P74"><text:span text:style-name="Strong_20_Emphasis"><text:s text:c="113"/></text:span><text:span text:style-name="Strong_20_Emphasis"><text:span text:style-name="T12">Anamilia <text:s/>09-29-23</text:span></text:span></text:p>
          <text:p text:style-name="P92"><text:soft-page-break/><text:span text:style-name="Strong_20_Emphasis"><text:span text:style-name="T9">Related Posts</text:span></text:span><text:span text:style-name="T9"> </text:span></text:p>
          <text:p text:style-name="P92"><text:span text:style-name="Source_20_Text"><text:span text:style-name="T10">Join Us:</text:span></text:span></text:p>
          <text:p text:style-name="P92"><text:span text:style-name="Source_20_Text"><text:span text:style-name="T10">"Join our community and discover what ANAMILIA has in store for you."</text:span></text:span></text:p>
          <text:p text:style-name="P45"><text:span text:style-name="Strong_20_Emphasis"><text:span text:style-name="T27">Share this article</text:span></text:span></text:p>
        </text:list-header>
      </text:list>
      <text:p text:style-name="P32"><text:span text:style-name="Strong_20_Emphasis">Comments:</text:span> </text:p>
      <text:p text:style-name="P8"/>
      <text:p text:style-name="P4"><draw:custom-shape text:anchor-type="paragraph" draw:z-index="3" draw:name="Forma 3"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p text:style-name="P8"/>
      <text:p text:style-name="P18"><text:span text:style-name="T31">septima</text:span> <text:span text:style-name="T22">ENTRADA DEL BLOG</text:span></text:p>
      <text:p text:style-name="P27"/>
      <text:p text:style-name="P30"><text:s text:c="10"/>How to Get Rid of Odor from a Fabric Couch</text:p>
      <text:p text:style-name="P13"><text:s text:c="5"/>Having a smelly couch can be quite unpleasant, but fear not—there are steps you can take to eliminate those unwanted odors and refresh your living space. In this blog post, we'll guide you through a simple process to get rid of odor from a fabric couch. Follow these steps, and you'll be enjoying a fresh-smelling sofa in no time.</text:p>
      <text:p text:style-name="Text_20_body"><text:span text:style-name="Strong_20_Emphasis"><text:span text:style-name="T4">Steps to Eliminate Odor from Your Fabric Couch:</text:span></text:span></text:p>
      <text:p text:style-name="Text_20_body"><text:span text:style-name="Strong_20_Emphasis"><text:span text:style-name="T4">1. Deep Vacuuming:</text:span></text:span></text:p>
      <text:list text:style-name="L20">
        <text:list-item>
          <text:p text:style-name="P78">Use a vacuum cleaner with a brush attachment to vacuum the entire surface of the couch. Make sure to reach the areas between the cushions and crevices where odors may be trapped.</text:p>
        </text:list-item>
      </text:list>
      <text:p text:style-name="Text_20_body"><text:span text:style-name="Strong_20_Emphasis"><text:span text:style-name="T4">2. Baking Soda:</text:span></text:span></text:p>
      <text:list text:style-name="L21">
        <text:list-item>
          <text:p text:style-name="P79">Generously sprinkle baking soda over the entire surface of the couch. Baking soda is known for its ability to absorb odors, among other uses that I will tell you about in future blog posts.</text:p>
        </text:list-item>
      </text:list>
      <text:p text:style-name="Text_20_body"><text:span text:style-name="Strong_20_Emphasis"><text:span text:style-name="T4">3. Massage the Baking Soda:</text:span></text:span></text:p>
      <text:list text:style-name="L22">
        <text:list-item>
          <text:p text:style-name="P80">Use your hands to gently rub the baking soda into the fabric. Ensure it reaches all areas of the couch.</text:p>
        </text:list-item>
      </text:list>
      <text:p text:style-name="Text_20_body"><text:span text:style-name="Strong_20_Emphasis"><text:span text:style-name="T4">4. Let It Sit:</text:span></text:span></text:p>
      <text:list text:style-name="L23">
        <text:list-item>
          <text:p text:style-name="P81">Leave the baking soda on the couch for at least 15-30 minutes, or even several hours if possible. This will allow it to absorb odors. And if you have the opportunity for sunlight to reach the fabric, even better. However, it's not advisable for dark-colored fabric.</text:p>
        </text:list-item>
      </text:list>
      <text:p text:style-name="Text_20_body"><text:soft-page-break/><text:span text:style-name="Strong_20_Emphasis"><text:span text:style-name="T4">5. Vacuum Again:</text:span></text:span></text:p>
      <text:list text:style-name="L24">
        <text:list-item>
          <text:p text:style-name="P82">Use the vacuum cleaner with the brush attachment once again to vacuum up all the baking soda. Make sure to remove any traces of dust. It takes some time to completely get rid of it.</text:p>
        </text:list-item>
      </text:list>
      <text:p text:style-name="Text_20_body"><text:span text:style-name="Strong_20_Emphasis"><text:span text:style-name="T4">6. Aeration:</text:span></text:span></text:p>
      <text:list text:style-name="L25">
        <text:list-item>
          <text:p text:style-name="P83">Let the couch naturally air out. If possible, open windows and allow fresh air to circulate around the couch.</text:p>
        </text:list-item>
      </text:list>
      <text:p text:style-name="Text_20_body"><text:span text:style-name="Strong_20_Emphasis"><text:span text:style-name="T4">7. Odor Elimination Products:</text:span></text:span></text:p>
      <text:list text:style-name="L26">
        <text:list-item>
          <text:p text:style-name="P84">If the odor persists, consider using products specifically designed to eliminate fabric odors, such as odor-neutralizing sprays. Follow the product's instructions.</text:p>
        </text:list-item>
      </text:list>
      <text:p text:style-name="Text_20_body"><text:span text:style-name="Strong_20_Emphasis"><text:span text:style-name="T4">8. Wash Covers (if possible):</text:span></text:span></text:p>
      <text:list text:style-name="L27">
        <text:list-item>
          <text:p text:style-name="P85">If the couch covers are washable, remove them and wash them according to the manufacturer's instructions. This can help eliminate embedded odors.</text:p>
        </text:list-item>
      </text:list>
      <text:p text:style-name="Text_20_body"><text:span text:style-name="Strong_20_Emphasis"><text:span text:style-name="T4">9. Natural Deodorization:</text:span></text:span></text:p>
      <text:list text:style-name="L28">
        <text:list-item>
          <text:p text:style-name="P86">Place natural deodorant sachets, such as activated charcoal bags, in the area near the couch to help absorb odors in the environment.</text:p>
        </text:list-item>
      </text:list>
      <text:p text:style-name="Text_20_body"><text:span text:style-name="Strong_20_Emphasis"><text:span text:style-name="T4">10. Regular Maintenance:</text:span></text:span><text:span text:style-name="T4"> - To prevent future odors, maintain a regular cleaning and ventilation routine for the couch. Vacuum the couch periodically and allow air to circulate in the room.</text:span></text:p>
      <text:p text:style-name="P13">Remember that the persistence and the source of the bad odor can vary, so it's possible that you may need to repeat these steps or consider the option of hiring <text:span text:style-name="T13">our service</text:span> if the odor persists significantly.</text:p>
      <text:p text:style-name="Text_20_body"><text:span text:style-name="Strong_20_Emphasis"><text:span text:style-name="T4">Conclusion:</text:span></text:span><text:span text:style-name="T4"> With a little effort and some simple household items, you can bid farewell to unpleasant odors from your fabric couch. Enjoy the comfort of a fresh and odor-free living space once again!</text:span></text:p>
      <text:list text:continue-list="list2202708379" text:style-name="L19">
        <text:list-header>
          <text:p text:style-name="P75"><text:span text:style-name="Strong_20_Emphasis"><text:s text:c="111"/></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2</text:span></text:span><text:span text:style-name="Strong_20_Emphasis"><text:span text:style-name="T12">-23</text:span></text:span></text:p>
          <text:p text:style-name="P92"><text:span text:style-name="Strong_20_Emphasis"><text:span text:style-name="T9">Related Posts</text:span></text:span></text:p>
          <text:p text:style-name="P92"><text:span text:style-name="Source_20_Text"><text:span text:style-name="T8">Make Your Home Shine</text:span></text:span></text:p>
        </text:list-header>
      </text:list>
      <text:p text:style-name="P34"><text:span text:style-name="Source_20_Text"><text:span text:style-name="T10">"Click to discover how we can make your home shine with our services."</text:span></text:span></text:p>
      <text:list text:continue-numbering="true" text:style-name="L19">
        <text:list-header>
          <text:p text:style-name="P45"><text:span text:style-name="Strong_20_Emphasis"><text:span text:style-name="T27">Share this article</text:span></text:span></text:p>
          <text:p text:style-name="P45"><text:span text:style-name="Strong_20_Emphasis">Comments:</text:span> </text:p>
          <text:p text:style-name="P47"><draw:custom-shape text:anchor-type="paragraph" draw:z-index="4" draw:name="Forma 4"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soft-page-break/>------------------------------------------------------------------------------------------------------------------------------------------------------------------------------------------------------------------------------</text:p>
        </text:list-header>
      </text:list>
      <text:p text:style-name="P5"/>
      <text:p text:style-name="P19"><text:span text:style-name="T31">octava</text:span> <text:span text:style-name="T22">ENTRADA DEL BLOG</text:span></text:p>
      <text:p text:style-name="P11"/>
      <text:p text:style-name="P11"/>
      <text:p text:style-name="P29">"Why Putting Grated Soap in Your Toilet Tank Is a Bad Idea"</text:p>
      <text:p text:style-name="P11"/>
      <text:p text:style-name="P11"/>
      <text:p text:style-name="P11">In the pursuit of a cleaner and fresher toilet, some homeowners have considered unconventional methods, such as placing grated soap in the toilet tank. While this might seem like an innovative cleaning hack, it's important to understand that it can have adverse effects on your plumbing system and your toilet itself. In this article, we'll explore why it's not advisable to use grated soap in your toilet tank and offer safer alternatives for keeping your toilet clean and well-maintained.</text:p>
      <text:p text:style-name="P11"/>
      <text:p text:style-name="P12">Damage to Internal Parts:</text:p>
      <text:p text:style-name="P12"/>
      <text:p text:style-name="P11">One of the main reasons why putting grated soap in the toilet tank is discouraged is the potential damage it can cause to the internal components of your toilet. Soap contains chemicals that can be corrosive to both metal and plastic parts found within the tank and the toilet itself. Over time, this corrosion can lead to leaks, operational problems, and the need for costly repairs. It's essential to keep these critical components in good condition to ensure the proper functioning of your toilet.</text:p>
      <text:p text:style-name="P11"/>
      <text:p text:style-name="P12">Blockages:</text:p>
      <text:p text:style-name="P11"/>
      <text:p text:style-name="P11">Another significant concern with placing grated soap in the toilet tank is the risk of blockages in the plumbing system. As soap particles dissolve and move through the water, they can accumulate in the drainpipe. Over time, this buildup can restrict the flow of water, resulting in a toilet that doesn't flush properly or even overflows. Dealing with a clogged toilet is not only inconvenient but can also lead to more extensive plumbing issues.</text:p>
      <text:p text:style-name="P11"/>
      <text:p text:style-name="P12">Chemical Residues:</text:p>
      <text:p text:style-name="P11"/>
      <text:p text:style-name="P11">Not all soaps are created equal, and some contain chemicals that are not suitable for your plumbing system. These chemicals can be harmful to the rubber gaskets and tank valves inside your toilet, potentially leading to leaks and decreased performance. It's crucial to be mindful of the types of substances that come into contact with your plumbing to maintain its longevity and functionality.</text:p>
      <text:p text:style-name="P11"/>
      <text:p text:style-name="P12">Safer Alternatives:</text:p>
      <text:p text:style-name="P11"/>
      <text:p text:style-name="P11">Instead of using grated soap in your toilet tank, it's recommended to opt for products specifically designed for toilet cleaning. Effervescent tablets or liquid cleaners formulated for this purpose are safe for your plumbing system and will help keep your toilet clean and fresh without causing any damage. Always follow the manufacturer's instructions when using these products and avoid overusing cleaning chemicals, as excessive use can also be detrimental to your plumbing system.</text:p>
      <text:p text:style-name="P11"/>
      <text:p text:style-name="P12">Conclusion:</text:p>
      <text:p text:style-name="P11"/>
      <text:p text:style-name="P11">While the idea of using grated soap in your toilet tank may seem like a creative way to maintain cleanliness, it's essential to consider the potential harm it can cause to your plumbing system and <text:soft-page-break/>toilet. To ensure the longevity and proper functioning of your toilet, it's best to stick with proven and safe cleaning products designed for this specific purpose. By doing so, you can enjoy a clean and well-maintained toilet without the worry of unexpected plumbing issues.</text:p>
      <text:p text:style-name="P11"/>
      <text:p text:style-name="P11"><text:span text:style-name="Strong_20_Emphasis"><text:span text:style-name="T4"/></text:span></text:p>
      <text:list text:continue-numbering="true" text:style-name="L19">
        <text:list-header>
          <text:p text:style-name="P76"><text:span text:style-name="Strong_20_Emphasis"><text:s text:c="108"/></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15">1</text:span></text:span><text:span text:style-name="Strong_20_Emphasis"><text:span text:style-name="T12">-23</text:span></text:span></text:p>
          <text:p text:style-name="P92"><text:span text:style-name="Strong_20_Emphasis"><text:span text:style-name="T9">Related Posts</text:span></text:span></text:p>
        </text:list-header>
        <text:list-item>
          <text:p text:style-name="P94">Connect with ANAMILIA</text:p>
        </text:list-item>
        <text:list-item>
          <text:p text:style-name="P46"><text:span text:style-name="Source_20_Text"><text:span text:style-name="T10">"Connect with our community and unveil the possibilities ANAMILIA has for you."</text:span></text:span></text:p>
          <text:p text:style-name="P45"><text:span text:style-name="Strong_20_Emphasis"><text:span text:style-name="T27">Share this article</text:span></text:span></text:p>
          <text:p text:style-name="P45"><text:span text:style-name="Strong_20_Emphasis">Comments:</text:span></text:p>
          <text:p text:style-name="P49"/>
          <text:p text:style-name="P48"><draw:custom-shape text:anchor-type="paragraph" draw:z-index="5" draw:name="Forma 6" draw:style-name="gr1" svg:width="1.138cm" svg:height="1.086cm" svg:x="7.204cm" svg:y="0.24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text:p>
        </text:list-item>
      </text:list>
      <text:p text:style-name="P25"><text:span text:style-name="Strong_20_Emphasis"><text:span text:style-name="T16"/></text:span></text:p>
      <text:p text:style-name="P36"><text:span text:style-name="Strong_20_Emphasis"><text:span text:style-name="T18">novena</text:span></text:span><text:span text:style-name="Strong_20_Emphasis"><text:span text:style-name="T17"> </text:span></text:span><text:span text:style-name="Strong_20_Emphasis"><text:span text:style-name="T19">ENTRADA DEL BLOG</text:span></text:span></text:p>
      <text:p text:style-name="P25"><text:span text:style-name="Strong_20_Emphasis"><text:span text:style-name="T16"/></text:span></text:p>
      <text:p text:style-name="P25"><text:span text:style-name="Strong_20_Emphasis"><text:span text:style-name="T16"><text:s text:c="16"/>How to Clean a Mattress and Keep It Alive</text:span></text:span></text:p>
      <text:p text:style-name="P25"><text:span text:style-name="Strong_20_Emphasis"><text:span text:style-name="T4"/></text:span></text:p>
      <text:p text:style-name="P25"><text:span text:style-name="Strong_20_Emphasis"><text:span text:style-name="T7">A mattress is an important investment in your rest, but it doesn't last forever. Experts recommend replacing it every 10 years if you sleep on it regularly. However, taking care of and cleaning your mattress properly can help you keep it in good condition for a longer time. Below, we'll explain how to clean and maintain your mattress to ensure a healthy sleep.</text:span></text:span></text:p>
      <text:p text:style-name="P25"><text:span text:style-name="Strong_20_Emphasis"><text:span text:style-name="T4"/></text:span></text:p>
      <text:p text:style-name="P25"><text:span text:style-name="Strong_20_Emphasis"><text:span text:style-name="T3">Why is it important to clean your mattress?</text:span></text:span></text:p>
      <text:p text:style-name="P25"><text:span text:style-name="Strong_20_Emphasis"><text:span text:style-name="T4"/></text:span></text:p>
      <text:p text:style-name="P25"><text:span text:style-name="Strong_20_Emphasis"><text:span text:style-name="T7">Cleaning your mattress is not only a matter of hygiene but can also help combat dust mites and allergies. Additionally, keeping it clean can prevent the buildup of stains and unpleasant odors over time.</text:span></text:span></text:p>
      <text:p text:style-name="P25"><text:span text:style-name="Strong_20_Emphasis"><text:span text:style-name="T4"/></text:span></text:p>
      <text:p text:style-name="P25"><text:span text:style-name="Strong_20_Emphasis"><text:span text:style-name="T3">What should you use to clean your mattress?</text:span></text:span></text:p>
      <text:p text:style-name="P25"><text:span text:style-name="Strong_20_Emphasis"><text:span text:style-name="T4"/></text:span></text:p>
      <text:p text:style-name="P25"><text:span text:style-name="Strong_20_Emphasis"><text:span text:style-name="T7">Baking soda is the star when it comes to cleaning a mattress. This versatile product has several advantages:</text:span></text:span></text:p>
      <text:p text:style-name="P25"><text:span text:style-name="Strong_20_Emphasis"><text:span text:style-name="T7"/></text:span></text:p>
      <text:p text:style-name="P25"><text:span text:style-name="Strong_20_Emphasis"><text:span text:style-name="T7"><text:s text:c="4"/>Eliminates bad odors.</text:span></text:span></text:p>
      <text:p text:style-name="P25"><text:span text:style-name="Strong_20_Emphasis"><text:span text:style-name="T7"><text:s text:c="4"/>Whitens the mattress surface.</text:span></text:span></text:p>
      <text:p text:style-name="P25"><text:span text:style-name="Strong_20_Emphasis"><text:span text:style-name="T7"><text:s text:c="4"/>Removes stains.</text:span></text:span></text:p>
      <text:p text:style-name="P25"><text:span text:style-name="Strong_20_Emphasis"><text:span text:style-name="T7"><text:s text:c="4"/>Disinfects.</text:span></text:span></text:p>
      <text:p text:style-name="P25"><text:span text:style-name="Strong_20_Emphasis"><text:span text:style-name="T4"/></text:span></text:p>
      <text:p text:style-name="P25"><text:span text:style-name="Strong_20_Emphasis"><text:span text:style-name="T4">Mattress cleaning procedure:</text:span></text:span></text:p>
      <text:p text:style-name="P25"><text:span text:style-name="Strong_20_Emphasis"><text:span text:style-name="T4"/></text:span></text:p>
      <text:p text:style-name="P25"><text:span text:style-name="Strong_20_Emphasis"><text:span text:style-name="T4"><text:s text:c="2"/></text:span></text:span><text:span text:style-name="Strong_20_Emphasis"><text:span text:style-name="T7"><text:s text:c="2"/>Vacuum the surface: Use a special brush to vacuum all surfaces of the mattress. This step is crucial to remove dust and dirt particles.</text:span></text:span></text:p>
      <text:p text:style-name="P25"><text:soft-page-break/><text:span text:style-name="Strong_20_Emphasis"><text:span text:style-name="T7"/></text:span></text:p>
      <text:p text:style-name="P25"><text:span text:style-name="Strong_20_Emphasis"><text:span text:style-name="T7"><text:s text:c="4"/>Apply baking soda: Sprinkle baking soda all over the mattress surface. Then, use your hands to evenly distribute it and make sure it settles well.</text:span></text:span></text:p>
      <text:p text:style-name="P25"><text:span text:style-name="Strong_20_Emphasis"><text:span text:style-name="T7"/></text:span></text:p>
      <text:p text:style-name="P25"><text:span text:style-name="Strong_20_Emphasis"><text:span text:style-name="T7"><text:s text:c="4"/>Let the baking soda rest: Leave the baking soda on the mattress for at least 3 hours. If possible, place the mattress in direct sunlight, as this helps the baking soda be more effective.</text:span></text:span></text:p>
      <text:p text:style-name="P25"><text:span text:style-name="Strong_20_Emphasis"><text:span text:style-name="T7"/></text:span></text:p>
      <text:p text:style-name="P25"><text:span text:style-name="Strong_20_Emphasis"><text:span text:style-name="T7"><text:s text:c="4"/>Vacuum again: After the resting time, vacuum the mattress thoroughly. Keep in mind that it may be a bit challenging to completely remove the baking soda, so be patient.</text:span></text:span></text:p>
      <text:p text:style-name="P25"><text:span text:style-name="Strong_20_Emphasis"><text:span text:style-name="T7"/></text:span></text:p>
      <text:p text:style-name="P25"><text:span text:style-name="Strong_20_Emphasis"><text:span text:style-name="T7"><text:s text:c="4"/>Tap the mattress: To ensure that all the baking soda dust is gone, gently tap the mattress. If no dust comes out, it means it's free of baking soda.</text:span></text:span></text:p>
      <text:p text:style-name="P25"><text:span text:style-name="Strong_20_Emphasis"><text:span text:style-name="T7"/></text:span></text:p>
      <text:p text:style-name="P25"><text:span text:style-name="Strong_20_Emphasis"><text:span text:style-name="T7"><text:s text:c="4"/>Repeat on the other side: The next day, flip the mattress and repeat the entire process. You can skip letting the baking soda rest on the sides, as they generally don't accumulate much dirt.</text:span></text:span></text:p>
      <text:p text:style-name="P25"><text:span text:style-name="Strong_20_Emphasis"><text:span text:style-name="T4"/></text:span></text:p>
      <text:p text:style-name="P25"><text:span text:style-name="Strong_20_Emphasis"><text:span text:style-name="T4">Conclusion and Amazing Results:</text:span></text:span></text:p>
      <text:p text:style-name="P25"><text:span text:style-name="Strong_20_Emphasis"><text:span text:style-name="T4"/></text:span></text:p>
      <text:p text:style-name="P25"><text:span text:style-name="Strong_20_Emphasis"><text:span text:style-name="T7">When you're finished, you'll notice the difference in the cleanliness and freshness of your mattress. We even invite you to take before-and-after photos! If you'd like to share your results, send us the photos, and we'll feature them on our social media.</text:span></text:span></text:p>
      <text:p text:style-name="P25"><text:span text:style-name="Strong_20_Emphasis"><text:span text:style-name="T7"/></text:span></text:p>
      <text:p text:style-name="P25"><text:span text:style-name="Strong_20_Emphasis"><text:span text:style-name="T7">Baking soda is a fantastic ally for home cleaning, and it's affordable, eco-friendly, and readily available at your local supermarket. Keep your mattress clean and in good condition to ensure a healthy and restful sleep.</text:span></text:span></text:p>
      <text:p text:style-name="P14"/>
      <text:list text:continue-numbering="true" text:style-name="L19">
        <text:list-header>
          <text:p text:style-name="P77"><text:span text:style-name="Strong_20_Emphasis"><text:s text:c="104"/></text:span><text:span text:style-name="Strong_20_Emphasis"><text:span text:style-name="T12">Anamilia <text:s/></text:span></text:span><text:span text:style-name="Strong_20_Emphasis"><text:span text:style-name="T14">10</text:span></text:span><text:span text:style-name="Strong_20_Emphasis"><text:span text:style-name="T12">-</text:span></text:span><text:span text:style-name="Strong_20_Emphasis"><text:span text:style-name="T14">0</text:span></text:span><text:span text:style-name="Strong_20_Emphasis"><text:span text:style-name="T21">3</text:span></text:span><text:span text:style-name="Strong_20_Emphasis"><text:span text:style-name="T12">-23</text:span></text:span></text:p>
          <text:p text:style-name="P92"><text:span text:style-name="Strong_20_Emphasis"><text:span text:style-name="T9">Related Posts</text:span></text:span></text:p>
          <text:p text:style-name="P93"><text:span text:style-name="Strong_20_Emphasis"><text:span text:style-name="T13">Explore Our Offerings</text:span></text:span></text:p>
          <text:p text:style-name="P46"><text:span text:style-name="Source_20_Text"><text:span text:style-name="T10">"Dive into the array of solutions that ANAMILIA has to offer."</text:span></text:span></text:p>
          <text:p text:style-name="P45"><text:span text:style-name="Strong_20_Emphasis"><text:span text:style-name="T27">Share this article</text:span></text:span></text:p>
          <text:p text:style-name="P45"><text:span text:style-name="Strong_20_Emphasis">Comments: </text:span></text:p>
        </text:list-header>
      </text:list>
      <text:p text:style-name="P32"><text:span text:style-name="Strong_20_Emphasis"/></text:p>
      <text:p text:style-name="P33"><text:span text:style-name="Source_20_Text">////////////////////////////////////////////////////////////////////</text:span></text:p>
      <text:p text:style-name="Text_20_body"><text:span text:style-name="Source_20_Text"/></text:p>
      <text:p text:style-name="P35"><text:span text:style-name="Strong_20_Emphasis"><text:span text:style-name="T31">10</text:span></text:span><text:span text:style-name="Strong_20_Emphasis"><text:span text:style-name="T28"> </text:span></text:span><text:span text:style-name="Strong_20_Emphasis"><text:span text:style-name="T11">ENTRADA DEL BLOG</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1-11T18:43:52.975000000</dc:date>
    <meta:editing-duration>PT8H18M43S</meta:editing-duration>
    <meta:editing-cycles>27</meta:editing-cycles>
    <meta:generator>LibreOffice/7.6.4.1$Windows_X86_64 LibreOffice_project/e19e193f88cd6c0525a17fb7a176ed8e6a3e2aa1</meta:generator>
    <meta:document-statistic meta:table-count="0" meta:image-count="0" meta:object-count="0" meta:page-count="14" meta:paragraph-count="251" meta:word-count="3996" meta:character-count="27343" meta:non-whitespace-character-count="22271"/>
  </office:meta>
</office:document-meta>
</file>